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rbit Sans Medium" svg:font-family="'Urbit Sans Medium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5">
      <number:day/>
      <number:text>. </number:text>
      <number:month number:textual="true"/>
      <number:text>. </number:text>
      <number:year number:style="long"/>
    </number:date-style>
    <style:style style:name="ce1" style:family="table-cell" style:parent-style-name="Default">
      <style:text-properties style:font-name="Urbit Sans Medium"/>
    </style:style>
    <style:style style:name="ce2" style:family="table-cell" style:parent-style-name="Default" style:data-style-name="N45">
      <style:text-properties style:font-name="Urbit Sans Mediu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022" table:default-cell-style-name="ce1"/>
        <table:table-row table:style-name="ro1">
          <table:table-cell office:value-type="float" office:value="0" calcext:value-type="float">
            <text:p>0</text:p>
          </table:table-cell>
          <table:table-cell table:style-name="ce2" table:formula="of:=IF(NOT([.A1]=&quot;&quot;);[.A1];&quot;&quot;)" office:value-type="date" office:date-value="1899-12-30" calcext:value-type="date">
            <text:p>30. Dec. 1899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table:formula="of:=IF(NOT([.A2]=&quot;&quot;);[.A2];&quot;&quot;)" office:value-type="date" office:date-value="1899-12-31" calcext:value-type="date">
            <text:p>31. Dec. 1899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table:formula="of:=IF(NOT([.A3]=&quot;&quot;);[.A3];&quot;&quot;)" office:value-type="date" office:date-value="1900-01-01" calcext:value-type="date">
            <text:p>1. Jan. 1900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table:formula="of:=IF(NOT([.A4]=&quot;&quot;);[.A4];&quot;&quot;)" office:value-type="date" office:date-value="1900-01-02" calcext:value-type="date">
            <text:p>2. Jan. 1900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table:formula="of:=IF(NOT([.A5]=&quot;&quot;);[.A5];&quot;&quot;)" office:value-type="date" office:date-value="1900-01-03" calcext:value-type="date">
            <text:p>3. Jan. 1900</text:p>
          </table:table-cell>
          <table:table-cell table:number-columns-repeated="1022"/>
        </table:table-row>
        <table:table-row table:style-name="ro1">
          <table:table-cell office:value-type="float" office:value="35781" calcext:value-type="float">
            <text:p>35781</text:p>
          </table:table-cell>
          <table:table-cell table:style-name="ce2" table:formula="of:=IF(NOT([.A6]=&quot;&quot;);[.A6];&quot;&quot;)" office:value-type="date" office:date-value="1997-12-17" calcext:value-type="date">
            <text:p>17. Dec. 1997</text:p>
          </table:table-cell>
          <table:table-cell table:number-columns-repeated="1022"/>
        </table:table-row>
        <table:table-row table:style-name="ro1">
          <table:table-cell office:value-type="float" office:value="-1" calcext:value-type="float">
            <text:p>-1</text:p>
          </table:table-cell>
          <table:table-cell table:style-name="ce2" table:formula="of:=IF(NOT([.A7]=&quot;&quot;);[.A7];&quot;&quot;)" office:value-type="date" office:date-value="1899-12-29" calcext:value-type="date">
            <text:p>29. Dec. 1899</text:p>
          </table:table-cell>
          <table:table-cell table:number-columns-repeated="1022"/>
        </table:table-row>
        <table:table-row table:style-name="ro1">
          <table:table-cell office:value-type="float" office:value="-2" calcext:value-type="float">
            <text:p>-2</text:p>
          </table:table-cell>
          <table:table-cell table:style-name="ce2" table:formula="of:=IF(NOT([.A8]=&quot;&quot;);[.A8];&quot;&quot;)" office:value-type="date" office:date-value="1899-12-28" calcext:value-type="date">
            <text:p>28. Dec. 1899</text:p>
          </table:table-cell>
          <table:table-cell table:number-columns-repeated="1022"/>
        </table:table-row>
        <table:table-row table:style-name="ro1">
          <table:table-cell/>
          <table:table-cell table:style-name="ce2" table:formula="of:=IF(NOT([.A9]=&quot;&quot;);[.A9];&quot;&quot;)">
            <text:p/>
          </table:table-cell>
          <table:table-cell table:number-columns-repeated="1022"/>
        </table:table-row>
        <table:table-row table:style-name="ro1">
          <table:table-cell/>
          <table:table-cell table:style-name="ce2" table:formula="of:=IF(NOT([.A10]=&quot;&quot;);[.A10];&quot;&quot;)">
            <text:p/>
          </table:table-cell>
          <table:table-cell table:number-columns-repeated="1022"/>
        </table:table-row>
        <table:table-row table:style-name="ro1">
          <table:table-cell/>
          <table:table-cell table:style-name="ce2" table:formula="of:=IF(NOT([.A11]=&quot;&quot;);[.A11];&quot;&quot;)">
            <text:p/>
          </table:table-cell>
          <table:table-cell table:number-columns-repeated="102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rbit Sans Medium" svg:font-family="'Urbit Sans Medium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4T14:01:27.685033546</meta:creation-date>
    <dc:date>2022-12-14T14:18:41.868670498</dc:date>
    <meta:editing-duration>PT6M44S</meta:editing-duration>
    <meta:editing-cycles>1</meta:editing-cycles>
    <meta:document-statistic meta:table-count="1" meta:cell-count="19" meta:object-count="0"/>
    <meta:generator>LibreOffice/7.3.7.2$Linux_X86_64 LibreOffice_project/30$Build-2</meta:generator>
  </office:meta>
</office:document-meta>
</file>